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f41766" officeooo:paragraph-rsid="04f41766"/>
    </style:style>
    <style:style style:name="P4" style:family="paragraph" style:parent-style-name="Heading_20_2">
      <style:text-properties fo:font-weight="normal" officeooo:rsid="04d44b4b" officeooo:paragraph-rsid="04a66c9f" style:font-weight-asian="normal" style:font-weight-complex="normal"/>
    </style:style>
    <style:style style:name="P5" style:family="paragraph" style:parent-style-name="Text_20_body">
      <style:text-properties fo:font-weight="normal" officeooo:rsid="04f41766" officeooo:paragraph-rsid="04f41766" style:font-weight-asian="normal" style:font-weight-complex="normal"/>
    </style:style>
    <style:style style:name="P6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bfe0bf" style:font-weight-asian="normal" style:font-weight-complex="normal"/>
    </style:style>
    <style:style style:name="T3" style:family="text">
      <style:text-properties fo:font-weight="normal" officeooo:rsid="04c0dd03" style:font-weight-asian="normal" style:font-weight-complex="normal"/>
    </style:style>
    <style:style style:name="T4" style:family="text">
      <style:text-properties fo:font-weight="normal" officeooo:rsid="04f41766" style:font-weight-asian="normal" style:font-weight-complex="normal"/>
    </style:style>
    <style:style style:name="T5" style:family="text">
      <style:text-properties fo:font-weight="normal" officeooo:rsid="04f41bb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מטלה – </text:span><text:span text:style-name="T4">משחק צ'ומפ</text:span></text:h>
      <text:p text:style-name="P3"><text:span text:style-name="T2">צ</text:span><text:span text:style-name="T1">'ומפ (chomp) הוא משחק עם שני שחקנים וטבלת-שוקולד. הטבלה היא מלבנית בגודל קבוע מראש (m על n). כל קוביות-השוקולד טעימות ובריאות, פרט לקוביה השמאלית-עליונה שהיא מקולקלת ומרה.</text:span></text:p>
      <text:p text:style-name="P5">כל שחקן בתורו בוחר קובית-שוקולד, חותך אותה ואת כל המלבן שמימינה ומתחתיה, ואוכל. השחקן שאוכל את הקוביה השמאלית-עליונה מפסיד. </text:p>
      <text:p text:style-name="P3"><text:span text:style-name="T1">לפרטים נוספים ראו: <text:s/></text:span><text:a xlink:type="simple" xlink:href="https://en.wikipedia.org/wiki/Chomp" text:style-name="Internet_20_link" text:visited-style-name="Visited_20_Internet_20_Link"><text:span text:style-name="T1">https://en.wikipedia.org/wiki/Chomp</text:span></text:a></text:p>
      <text:p text:style-name="P5">בתרגיל זה עליכם לממש את המשחק צ'ומפ, וכן לממש סוכנים אוטומטיים היודעים לשחק במשחק זה.</text:p>
      <text:p text:style-name="P3"><text:span text:style-name="T3">[</text:span><text:span text:style-name="T1">המשך יבוא]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01T20:48:05.469316739</dc:date>
    <meta:editing-duration>P8DT5H38M50S</meta:editing-duration>
    <meta:editing-cycles>1149</meta:editing-cycles>
    <meta:document-statistic meta:table-count="0" meta:image-count="0" meta:object-count="0" meta:page-count="1" meta:paragraph-count="8" meta:word-count="77" meta:character-count="486" meta:non-whitespace-character-count="414"/>
  </office:meta>
</office:document-meta>
</file>